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60pt" style:font-size-asian="60pt" style:font-size-complex="60pt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style:font-name="Arial Black1" fo:font-size="60pt" style:font-size-asian="60pt" style:font-size-complex="60pt"/>
    </style:style>
    <style:style style:name="P5" style:family="paragraph">
      <style:paragraph-properties fo:margin-left="0cm" fo:margin-right="0cm" fo:text-indent="0cm"/>
      <style:text-properties fo:color="#ffffff" style:font-name="Arial Black1" fo:font-size="60pt" fo:font-weight="bold" style:font-size-asian="60pt" style:font-size-complex="60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paragraph-properties fo:margin-left="0cm" fo:margin-right="0cm" fo:text-indent="0cm"/>
      <style:text-properties style:font-name="Arial Black1"/>
    </style:style>
    <style:style style:name="P8" style:family="paragraph">
      <style:paragraph-properties fo:margin-left="0cm" fo:margin-right="0cm" fo:text-indent="0cm"/>
      <style:text-properties fo:color="#ffffff" style:font-name="Arial Black1" fo:font-size="72pt" fo:font-weight="bold"/>
    </style:style>
    <style:style style:name="T1" style:family="text">
      <style:text-properties fo:color="#ffffff" style:font-name="Arial Black" fo:font-size="60pt" fo:font-weight="bold" style:font-size-asian="60pt" style:font-size-complex="60pt"/>
    </style:style>
    <style:style style:name="T2" style:family="text">
      <style:text-properties fo:color="#ffffff" style:font-name="Arial Black1" fo:font-size="60pt" fo:font-weight="bold" style:font-size-asian="60pt" style:font-size-complex="60pt"/>
    </style:style>
    <style:style style:name="T3" style:family="text">
      <style:text-properties fo:color="#ffffff" style:font-name="Arial Black1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Jak Dawid,</text:span><text:span text:style-name="T1"><text:line-break/></text:span><text:span text:style-name="T1">kiedy przed Bogiem był,</text:span><text:span text:style-name="T1"><text:line-break/></text:span><text:span text:style-name="T1">Będę tańczył ze wszystkich sił</text:span><text:span text:style-name="T1"><text:line-break/></text:span><text:span text:style-name="T1">Przed Panem, Królem my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Jak Miriam</text:span><text:span text:style-name="T2"><text:line-break/></text:span><text:span text:style-name="T2">grała na bębnie swym</text:span><text:span text:style-name="T2"><text:line-break/></text:span><text:span text:style-name="T2">Będę klaskać ze wszystkich sił</text:span><text:span text:style-name="T2"><text:line-break/></text:span><text:span text:style-name="T2">Przed Panem, Królem my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-0.001cm" presentation:class="title" presentation:user-transformed="true">
          <draw:text-box>
            <text:p text:style-name="P4"><text:span text:style-name="T2">ref. Pokłońmy się</text:span><text:span text:style-name="T2"><text:line-break/></text:span><text:span text:style-name="T2">przed Bogiem,</text:span><text:span text:style-name="T2"><text:line-break/></text:span><text:span text:style-name="T2">Oddajmy Jemu cześć,</text:span><text:span text:style-name="T2"><text:line-break/></text:span><text:span text:style-name="T2">Wielbijmy Imię Jezus</text:span><text:span text:style-name="T2"><text:line-break/></text:span><text:span text:style-name="T2">Śpiewajmy Panu pieśń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-0.001cm" presentation:class="title" presentation:user-transformed="true">
          <draw:text-box>
            <text:p text:style-name="P4"><text:span text:style-name="T2">2. Jak Judejczycy</text:span><text:span text:style-name="T2"><text:line-break/></text:span><text:span text:style-name="T2">przed bitwą swą</text:span><text:span text:style-name="T2"><text:line-break/></text:span><text:span text:style-name="T2">Zawierzmy Panu</text:span><text:span text:style-name="T2"><text:line-break/></text:span><text:span text:style-name="T2">i chwalmy Go</text:span><text:span text:style-name="T2"><text:line-break/></text:span><text:span text:style-name="T2">Pobity będzie wr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8" draw:layer="layout" svg:width="28cm" svg:height="21cm" svg:x="-0.001cm" svg:y="-0.002cm" presentation:class="title" presentation:user-transformed="true">
          <draw:text-box>
            <text:p text:style-name="P7"><text:span text:style-name="T3">Jak Jozue</text:span><text:span text:style-name="T3"><text:line-break/></text:span><text:span text:style-name="T3">wznieśmy bojową pieśń</text:span><text:span text:style-name="T3"><text:line-break/></text:span><text:span text:style-name="T3">Oddajmy Panu chwałę i cześć</text:span><text:span text:style-name="T3"><text:line-break/></text:span><text:span text:style-name="T3">A wróg ucieknie wne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8" draw:layer="layout" svg:width="28cm" svg:height="21cm" svg:x="-0.001cm" svg:y="0cm" presentation:class="title" presentation:user-transformed="true">
          <draw:text-box>
            <text:p text:style-name="P7"><text:span text:style-name="T3">ref. Pokłońmy się</text:span><text:span text:style-name="T3"><text:line-break/></text:span><text:span text:style-name="T3">przed Bogiem,</text:span><text:span text:style-name="T3"><text:line-break/></text:span><text:span text:style-name="T3">Oddajmy Jemu cześć,</text:span><text:span text:style-name="T3"><text:line-break/></text:span><text:span text:style-name="T3">Wielbijmy Imię Jezus</text:span><text:span text:style-name="T3"><text:line-break/></text:span><text:span text:style-name="T3">Śpiewajmy Panu pieśń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25T17:28:57</meta:creation-date>
    <dc:date>2016-02-08T22:24:02.890000000</dc:date>
    <dc:language>pl-PL</dc:language>
    <meta:editing-cycles>17</meta:editing-cycles>
    <meta:editing-duration>PT9M57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